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65cm" table:align="left"/>
    </style:style>
    <style:style style:name="Tabla1.A" style:family="table-column">
      <style:table-column-properties style:column-width="1.506cm"/>
    </style:style>
    <style:style style:name="Tabla1.B" style:family="table-column">
      <style:table-column-properties style:column-width="1.004cm"/>
    </style:style>
    <style:style style:name="Tabla1.A1" style:family="table-cell">
      <style:table-cell-properties style:vertical-align="middle" fo:background-color="#99ff33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G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H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I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J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K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L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M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N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O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P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Q2" style:family="table-cell">
      <style:table-cell-properties style:vertical-align="middle" fo:padding="0.097cm" fo:border="0.5pt solid #000000"/>
    </style:style>
    <style:style style:name="Tabla1.A3" style:family="table-cell">
      <style:table-cell-properties style:vertical-align="middle"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L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M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N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O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P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79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3.501cm"/>
    </style:style>
    <style:style style:name="Tabla2.C" style:family="table-column">
      <style:table-column-properties style:column-width="2.394cm"/>
    </style:style>
    <style:style style:name="Tabla2.F" style:family="table-column">
      <style:table-column-properties style:column-width="3.986cm"/>
    </style:style>
    <style:style style:name="Tabla2.A1" style:family="table-cell">
      <style:table-cell-properties fo:background-color="#99ff33" fo:padding="0.097cm" fo:border="0.5pt solid #000000">
        <style:background-image/>
      </style:table-cell-properties>
    </style:style>
    <style:style style:name="Tabla2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F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E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none" fo:border-top="none" fo:border-bottom="0.5pt solid #000000"/>
    </style:style>
    <style:style style:name="Tabla2.F8" style:family="table-cell">
      <style:table-cell-properties fo:padding="0.097cm" fo:border-left="0.5pt solid #000000" fo:border-right="0.5pt solid #000000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none" fo:border-top="none" fo:border-bottom="0.5pt solid #000000"/>
    </style:style>
    <style:style style:name="Tabla2.E9" style:family="table-cell">
      <style:table-cell-properties fo:padding="0.097cm" fo:border-left="0.5pt solid #000000" fo:border-right="none" fo:border-top="none" fo:border-bottom="0.5pt solid #000000"/>
    </style:style>
    <style:style style:name="Tabla2.F9" style:family="table-cell">
      <style:table-cell-properties fo:padding="0.097cm" fo:border-left="0.5pt solid #000000" fo:border-right="0.5pt solid #000000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E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E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0.5pt solid #000000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E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a23b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da55" officeooo:paragraph-rsid="0007a23b" style:font-weight-asian="bold" style:font-weight-complex="bold"/>
    </style:style>
    <style:style style:name="P3" style:family="paragraph" style:parent-style-name="Table_20_Contents">
      <style:text-properties fo:font-size="10pt" officeooo:rsid="000bda55" officeooo:paragraph-rsid="0007a23b" style:font-size-asian="10pt" style:font-size-complex="10pt"/>
    </style:style>
    <style:style style:name="P4" style:family="paragraph" style:parent-style-name="Table_20_Contents">
      <style:text-properties fo:font-size="10pt" officeooo:rsid="0007a23b" officeooo:paragraph-rsid="0007a23b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d921a" officeooo:paragraph-rsid="0007a23b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66ff" loext:opacity="100%" fo:font-size="9pt" officeooo:rsid="0007a23b" officeooo:paragraph-rsid="0007a23b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ff3333" loext:opacity="100%" fo:font-size="9pt" officeooo:rsid="000e29e1" officeooo:paragraph-rsid="0007a23b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color="#ff3333" loext:opacity="100%" fo:font-size="9pt" officeooo:rsid="000d921a" officeooo:paragraph-rsid="0007a23b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officeooo:rsid="00082600" officeooo:paragraph-rsid="00082600"/>
    </style:style>
    <style:style style:name="P10" style:family="paragraph" style:parent-style-name="Table_20_Contents">
      <style:paragraph-properties fo:text-align="center" style:justify-single-word="false"/>
      <style:text-properties officeooo:rsid="000a100a" officeooo:paragraph-rsid="000a100a"/>
    </style:style>
    <style:style style:name="P11" style:family="paragraph" style:parent-style-name="Table_20_Contents">
      <style:paragraph-properties fo:text-align="center" style:justify-single-word="false"/>
      <style:text-properties officeooo:rsid="000a8a4d" officeooo:paragraph-rsid="000a8a4d"/>
    </style:style>
    <style:style style:name="T1" style:family="text">
      <style:text-properties officeooo:rsid="000e29e1"/>
    </style:style>
    <style:style style:name="T2" style:family="text">
      <style:text-properties fo:color="#0066ff" loext:opacity="100%"/>
    </style:style>
    <style:style style:name="T3" style:family="text">
      <style:text-properties fo:color="#0066ff" loext:opacity="100%" officeooo:rsid="000e29e1"/>
    </style:style>
    <style:style style:name="T4" style:family="text">
      <style:text-properties fo:color="#ff3333" loext:opacity="100%" officeooo:rsid="000e29e1"/>
    </style:style>
    <style:style style:name="T5" style:family="text">
      <style:text-properties officeooo:rsid="00082600"/>
    </style:style>
    <style:style style:name="T6" style:family="text">
      <style:text-properties officeooo:rsid="000a100a"/>
    </style:style>
    <style:style style:name="T7" style:family="text">
      <style:text-properties officeooo:rsid="000a8a4d"/>
    </style:style>
    <style:style style:name="T8" style:family="text">
      <style:text-properties officeooo:rsid="000bfc34"/>
    </style:style>
    <style:style style:name="T9" style:family="text">
      <style:text-properties officeooo:rsid="000c0722"/>
    </style:style>
    <style:style style:name="T10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 table:number-columns-repeated="16"/>
        <table:table-row>
          <table:table-cell table:style-name="Tabla1.A1" table:number-columns-spanned="17" office:value-type="string">
            <text:p text:style-name="P2"><text:span text:style-name="T1">Tabla</text:span> binario<text:span text:style-name="T5">, octal y </text:span>hexade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Octal</text:p>
          </table:table-cell>
          <table:table-cell table:style-name="Tabla1.B2" office:value-type="string">
            <text:p text:style-name="P6">0</text:p>
          </table:table-cell>
          <table:table-cell table:style-name="Tabla1.C2" office:value-type="string">
            <text:p text:style-name="P6">1</text:p>
          </table:table-cell>
          <table:table-cell table:style-name="Tabla1.D2" office:value-type="string">
            <text:p text:style-name="P6">2</text:p>
          </table:table-cell>
          <table:table-cell table:style-name="Tabla1.E2" office:value-type="string">
            <text:p text:style-name="P6">3</text:p>
          </table:table-cell>
          <table:table-cell table:style-name="Tabla1.F2" office:value-type="string">
            <text:p text:style-name="P6">4</text:p>
          </table:table-cell>
          <table:table-cell table:style-name="Tabla1.G2" office:value-type="string">
            <text:p text:style-name="P6">5</text:p>
          </table:table-cell>
          <table:table-cell table:style-name="Tabla1.H2" office:value-type="string">
            <text:p text:style-name="P6">6</text:p>
          </table:table-cell>
          <table:table-cell table:style-name="Tabla1.I2" office:value-type="string">
            <text:p text:style-name="P6">7</text:p>
          </table:table-cell>
          <table:table-cell table:style-name="Tabla1.J2" office:value-type="string">
            <text:p text:style-name="P5"/>
          </table:table-cell>
          <table:table-cell table:style-name="Tabla1.K2" office:value-type="string">
            <text:p text:style-name="P5"/>
          </table:table-cell>
          <table:table-cell table:style-name="Tabla1.L2" office:value-type="string">
            <text:p text:style-name="P5"/>
          </table:table-cell>
          <table:table-cell table:style-name="Tabla1.M2" office:value-type="string">
            <text:p text:style-name="P5"/>
          </table:table-cell>
          <table:table-cell table:style-name="Tabla1.N2" office:value-type="string">
            <text:p text:style-name="P5"/>
          </table:table-cell>
          <table:table-cell table:style-name="Tabla1.O2" office:value-type="string">
            <text:p text:style-name="P5"/>
          </table:table-cell>
          <table:table-cell table:style-name="Tabla1.P2" office:value-type="string">
            <text:p text:style-name="P5"/>
          </table:table-cell>
          <table:table-cell table:style-name="Tabla1.Q2" office:value-type="string">
            <text:p text:style-name="P5"/>
          </table:table-cell>
        </table:table-row>
        <table:table-row>
          <table:table-cell table:style-name="Tabla1.A3" office:value-type="string">
            <text:p text:style-name="P3">Binario</text:p>
          </table:table-cell>
          <table:table-cell table:style-name="Tabla1.B3" office:value-type="string">
            <text:p text:style-name="P5"><text:span text:style-name="T4">0</text:span><text:span text:style-name="T3">00</text:span><text:span text:style-name="T2">0</text:span></text:p>
          </table:table-cell>
          <table:table-cell table:style-name="Tabla1.C3" office:value-type="string">
            <text:p text:style-name="P5"><text:span text:style-name="T4">0</text:span><text:span text:style-name="T3">00</text:span><text:span text:style-name="T2">1</text:span></text:p>
          </table:table-cell>
          <table:table-cell table:style-name="Tabla1.D3" office:value-type="string">
            <text:p text:style-name="P5"><text:span text:style-name="T4">0</text:span><text:span text:style-name="T3">0</text:span><text:span text:style-name="T2">10</text:span></text:p>
          </table:table-cell>
          <table:table-cell table:style-name="Tabla1.E3" office:value-type="string">
            <text:p text:style-name="P5"><text:span text:style-name="T4">0</text:span><text:span text:style-name="T3">0</text:span><text:span text:style-name="T2">11</text:span></text:p>
          </table:table-cell>
          <table:table-cell table:style-name="Tabla1.F3" office:value-type="string">
            <text:p text:style-name="P5"><text:span text:style-name="T4">0</text:span><text:span text:style-name="T2">100</text:span></text:p>
          </table:table-cell>
          <table:table-cell table:style-name="Tabla1.G3" office:value-type="string">
            <text:p text:style-name="P5"><text:span text:style-name="T4">0</text:span><text:span text:style-name="T2">101</text:span></text:p>
          </table:table-cell>
          <table:table-cell table:style-name="Tabla1.H3" office:value-type="string">
            <text:p text:style-name="P5"><text:span text:style-name="T4">0</text:span><text:span text:style-name="T2">110</text:span></text:p>
          </table:table-cell>
          <table:table-cell table:style-name="Tabla1.I3" office:value-type="string">
            <text:p text:style-name="P5"><text:span text:style-name="T4">0</text:span><text:span text:style-name="T2">111</text:span></text:p>
          </table:table-cell>
          <table:table-cell table:style-name="Tabla1.J3" office:value-type="string">
            <text:p text:style-name="P8">1000</text:p>
          </table:table-cell>
          <table:table-cell table:style-name="Tabla1.K3" office:value-type="string">
            <text:p text:style-name="P8">1001</text:p>
          </table:table-cell>
          <table:table-cell table:style-name="Tabla1.L3" office:value-type="string">
            <text:p text:style-name="P8">1010</text:p>
          </table:table-cell>
          <table:table-cell table:style-name="Tabla1.M3" office:value-type="string">
            <text:p text:style-name="P8">1011</text:p>
          </table:table-cell>
          <table:table-cell table:style-name="Tabla1.N3" office:value-type="string">
            <text:p text:style-name="P8">1100</text:p>
          </table:table-cell>
          <table:table-cell table:style-name="Tabla1.O3" office:value-type="string">
            <text:p text:style-name="P8">1101</text:p>
          </table:table-cell>
          <table:table-cell table:style-name="Tabla1.P3" office:value-type="string">
            <text:p text:style-name="P8">1110</text:p>
          </table:table-cell>
          <table:table-cell table:style-name="Tabla1.Q3" office:value-type="string">
            <text:p text:style-name="P8">1111</text:p>
          </table:table-cell>
        </table:table-row>
        <table:table-row>
          <table:table-cell table:style-name="Tabla1.A3" office:value-type="string">
            <text:p text:style-name="P3">Hexa-decimal</text:p>
          </table:table-cell>
          <table:table-cell table:style-name="Tabla1.B4" office:value-type="string">
            <text:p text:style-name="P7">0</text:p>
          </table:table-cell>
          <table:table-cell table:style-name="Tabla1.C4" office:value-type="string">
            <text:p text:style-name="P7">1</text:p>
          </table:table-cell>
          <table:table-cell table:style-name="Tabla1.D4" office:value-type="string">
            <text:p text:style-name="P7">2</text:p>
          </table:table-cell>
          <table:table-cell table:style-name="Tabla1.E4" office:value-type="string">
            <text:p text:style-name="P7">3</text:p>
          </table:table-cell>
          <table:table-cell table:style-name="Tabla1.F4" office:value-type="string">
            <text:p text:style-name="P7">4</text:p>
          </table:table-cell>
          <table:table-cell table:style-name="Tabla1.G4" office:value-type="string">
            <text:p text:style-name="P7">5</text:p>
          </table:table-cell>
          <table:table-cell table:style-name="Tabla1.H4" office:value-type="string">
            <text:p text:style-name="P7">6</text:p>
          </table:table-cell>
          <table:table-cell table:style-name="Tabla1.I4" office:value-type="string">
            <text:p text:style-name="P7">7</text:p>
          </table:table-cell>
          <table:table-cell table:style-name="Tabla1.J4" office:value-type="string">
            <text:p text:style-name="P7">8</text:p>
          </table:table-cell>
          <table:table-cell table:style-name="Tabla1.K4" office:value-type="string">
            <text:p text:style-name="P8">9</text:p>
          </table:table-cell>
          <table:table-cell table:style-name="Tabla1.L4" office:value-type="string">
            <text:p text:style-name="P7">A</text:p>
          </table:table-cell>
          <table:table-cell table:style-name="Tabla1.M4" office:value-type="string">
            <text:p text:style-name="P7">B</text:p>
          </table:table-cell>
          <table:table-cell table:style-name="Tabla1.N4" office:value-type="string">
            <text:p text:style-name="P7">C</text:p>
          </table:table-cell>
          <table:table-cell table:style-name="Tabla1.O4" office:value-type="string">
            <text:p text:style-name="P7">D</text:p>
          </table:table-cell>
          <table:table-cell table:style-name="Tabla1.P4" office:value-type="string">
            <text:p text:style-name="P7">E</text:p>
          </table:table-cell>
          <table:table-cell table:style-name="Tabla1.Q4" office:value-type="string">
            <text:p text:style-name="P7">F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F"/>
        <table:table-row>
          <table:table-cell table:style-name="Tabla2.A1" table:number-columns-spanned="6" office:value-type="string">
            <text:p text:style-name="P9">Conversión octal a hexadecim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9">Valor octal</text:p>
          </table:table-cell>
          <table:table-cell table:style-name="Tabla2.A2" office:value-type="string">
            <text:p text:style-name="P9">Valor binario</text:p>
          </table:table-cell>
          <table:table-cell table:style-name="Tabla2.A2" table:number-columns-spanned="3" office:value-type="string">
            <text:p text:style-name="P11">Arreglo <text:span text:style-name="T9">en </text:span>grupos de <text:span text:style-name="T9">cuatro</text:span></text:p>
          </table:table-cell>
          <table:covered-table-cell/>
          <table:covered-table-cell/>
          <table:table-cell table:style-name="Tabla2.F2" office:value-type="string">
            <text:p text:style-name="P9">Valor hexadecimal</text:p>
          </table:table-cell>
        </table:table-row>
        <table:table-row>
          <table:table-cell table:style-name="Tabla2.A2" office:value-type="string">
            <text:p text:style-name="P9">703<text:span text:style-name="T10">(8</text:span></text:p>
          </table:table-cell>
          <table:table-cell table:style-name="Tabla2.B3" office:value-type="string">
            <text:p text:style-name="P9"><text:span text:style-name="T6">111000011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1100</text:span></text:p>
          </table:table-cell>
          <table:table-cell table:style-name="Tabla2.E3" office:value-type="string">
            <text:p text:style-name="P9"><text:span text:style-name="T6">0011</text:span></text:p>
          </table:table-cell>
          <table:table-cell table:style-name="Tabla2.F3" office:value-type="string">
            <text:p text:style-name="P9"><text:span text:style-name="T8">1C3</text:span><text:span text:style-name="T10">(16</text:span></text:p>
          </table:table-cell>
        </table:table-row>
        <table:table-row>
          <table:table-cell table:style-name="Tabla2.A2" office:value-type="string">
            <text:p text:style-name="P9">546<text:span text:style-name="T10">(8</text:span></text:p>
          </table:table-cell>
          <table:table-cell table:style-name="Tabla2.B3" office:value-type="string">
            <text:p text:style-name="P9"><text:span text:style-name="T6">101100110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0110</text:span></text:p>
          </table:table-cell>
          <table:table-cell table:style-name="Tabla2.E3" office:value-type="string">
            <text:p text:style-name="P9"><text:span text:style-name="T6">0110</text:span></text:p>
          </table:table-cell>
          <table:table-cell table:style-name="Tabla2.F4" office:value-type="string">
            <text:p text:style-name="P9"><text:span text:style-name="T8">166</text:span><text:span text:style-name="T10">(16</text:span></text:p>
          </table:table-cell>
        </table:table-row>
        <table:table-row>
          <table:table-cell table:style-name="Tabla2.A2" office:value-type="string">
            <text:p text:style-name="P9">727<text:span text:style-name="T10">(8</text:span></text:p>
          </table:table-cell>
          <table:table-cell table:style-name="Tabla2.B3" office:value-type="string">
            <text:p text:style-name="P9"><text:span text:style-name="T6">111010111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1101</text:span></text:p>
          </table:table-cell>
          <table:table-cell table:style-name="Tabla2.E3" office:value-type="string">
            <text:p text:style-name="P9"><text:span text:style-name="T7"><text:s/></text:span><text:span text:style-name="T6">0111</text:span></text:p>
          </table:table-cell>
          <table:table-cell table:style-name="Tabla2.F5" office:value-type="string">
            <text:p text:style-name="P9"><text:span text:style-name="T8">1D7</text:span><text:span text:style-name="T10">(16</text:span></text:p>
          </table:table-cell>
        </table:table-row>
        <table:table-row>
          <table:table-cell table:style-name="Tabla2.A2" office:value-type="string">
            <text:p text:style-name="P9">103<text:span text:style-name="T10">(8</text:span></text:p>
          </table:table-cell>
          <table:table-cell table:style-name="Tabla2.B3" office:value-type="string">
            <text:p text:style-name="P9"><text:span text:style-name="T6">1000011</text:span><text:span text:style-name="T10">(2</text:span></text:p>
          </table:table-cell>
          <table:table-cell table:style-name="Tabla2.C3" office:value-type="string">
            <text:p text:style-name="P9"/>
          </table:table-cell>
          <table:table-cell table:style-name="Tabla2.D3" office:value-type="string">
            <text:p text:style-name="P9"><text:span text:style-name="T6">0100</text:span></text:p>
          </table:table-cell>
          <table:table-cell table:style-name="Tabla2.E3" office:value-type="string">
            <text:p text:style-name="P9"><text:span text:style-name="T6">0011</text:span></text:p>
          </table:table-cell>
          <table:table-cell table:style-name="Tabla2.F6" office:value-type="string">
            <text:p text:style-name="P9"><text:span text:style-name="T8">43</text:span><text:span text:style-name="T10">(16</text:span></text:p>
          </table:table-cell>
        </table:table-row>
        <table:table-row>
          <table:table-cell table:style-name="Tabla2.A2" office:value-type="string">
            <text:p text:style-name="P9">364<text:span text:style-name="T10">(8</text:span></text:p>
          </table:table-cell>
          <table:table-cell table:style-name="Tabla2.B3" office:value-type="string">
            <text:p text:style-name="P9"><text:span text:style-name="T6">11110100</text:span><text:span text:style-name="T10">(2</text:span></text:p>
          </table:table-cell>
          <table:table-cell table:style-name="Tabla2.C3" office:value-type="string">
            <text:p text:style-name="P9"/>
          </table:table-cell>
          <table:table-cell table:style-name="Tabla2.D3" office:value-type="string">
            <text:p text:style-name="P9"><text:span text:style-name="T6">1111</text:span></text:p>
          </table:table-cell>
          <table:table-cell table:style-name="Tabla2.E3" office:value-type="string">
            <text:p text:style-name="P9"><text:span text:style-name="T6">0100</text:span></text:p>
          </table:table-cell>
          <table:table-cell table:style-name="Tabla2.F7" office:value-type="string">
            <text:p text:style-name="P9"><text:span text:style-name="T8">F4</text:span><text:span text:style-name="T10">(16</text:span></text:p>
          </table:table-cell>
        </table:table-row>
        <table:table-row>
          <table:table-cell table:style-name="Tabla2.A2" office:value-type="string">
            <text:p text:style-name="P9">556<text:span text:style-name="T10">(8</text:span></text:p>
          </table:table-cell>
          <table:table-cell table:style-name="Tabla2.B3" office:value-type="string">
            <text:p text:style-name="P9"><text:span text:style-name="T6">101101110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0110</text:span></text:p>
          </table:table-cell>
          <table:table-cell table:style-name="Tabla2.E3" office:value-type="string">
            <text:p text:style-name="P9"><text:span text:style-name="T7"><text:s/></text:span><text:span text:style-name="T6">1110</text:span></text:p>
          </table:table-cell>
          <table:table-cell table:style-name="Tabla2.F8" office:value-type="string">
            <text:p text:style-name="P9"><text:span text:style-name="T8">16E</text:span><text:span text:style-name="T10">(16</text:span></text:p>
          </table:table-cell>
        </table:table-row>
        <table:table-row>
          <table:table-cell table:style-name="Tabla2.A2" office:value-type="string">
            <text:p text:style-name="P9">574<text:span text:style-name="T10">(8</text:span></text:p>
          </table:table-cell>
          <table:table-cell table:style-name="Tabla2.B3" office:value-type="string">
            <text:p text:style-name="P9"><text:span text:style-name="T6">101111100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0111</text:span></text:p>
          </table:table-cell>
          <table:table-cell table:style-name="Tabla2.E3" office:value-type="string">
            <text:p text:style-name="P9"><text:span text:style-name="T6">1100</text:span></text:p>
          </table:table-cell>
          <table:table-cell table:style-name="Tabla2.F9" office:value-type="string">
            <text:p text:style-name="P9"><text:span text:style-name="T8">17C</text:span><text:span text:style-name="T10">(16</text:span></text:p>
          </table:table-cell>
        </table:table-row>
        <table:table-row>
          <table:table-cell table:style-name="Tabla2.A2" office:value-type="string">
            <text:p text:style-name="P9">523<text:span text:style-name="T10">(8</text:span></text:p>
          </table:table-cell>
          <table:table-cell table:style-name="Tabla2.B3" office:value-type="string">
            <text:p text:style-name="P9"><text:span text:style-name="T6">101010011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0101</text:span></text:p>
          </table:table-cell>
          <table:table-cell table:style-name="Tabla2.E3" office:value-type="string">
            <text:p text:style-name="P9"><text:span text:style-name="T6">0011</text:span></text:p>
          </table:table-cell>
          <table:table-cell table:style-name="Tabla2.F10" office:value-type="string">
            <text:p text:style-name="P9"><text:span text:style-name="T8">1</text:span><text:span text:style-name="T9">53</text:span><text:span text:style-name="T10">(16</text:span></text:p>
          </table:table-cell>
        </table:table-row>
        <table:table-row>
          <table:table-cell table:style-name="Tabla2.A2" office:value-type="string">
            <text:p text:style-name="P9">756<text:span text:style-name="T10">(8</text:span></text:p>
          </table:table-cell>
          <table:table-cell table:style-name="Tabla2.B3" office:value-type="string">
            <text:p text:style-name="P9"><text:span text:style-name="T6">111101110</text:span><text:span text:style-name="T10">(2</text:span></text:p>
          </table:table-cell>
          <table:table-cell table:style-name="Tabla2.C3" office:value-type="string">
            <text:p text:style-name="P9"><text:span text:style-name="T7">000</text:span><text:span text:style-name="T6">1</text:span></text:p>
          </table:table-cell>
          <table:table-cell table:style-name="Tabla2.D3" office:value-type="string">
            <text:p text:style-name="P9"><text:span text:style-name="T6">1110</text:span></text:p>
          </table:table-cell>
          <table:table-cell table:style-name="Tabla2.E3" office:value-type="string">
            <text:p text:style-name="P9"><text:span text:style-name="T7"><text:s/></text:span><text:span text:style-name="T6">1110</text:span></text:p>
          </table:table-cell>
          <table:table-cell table:style-name="Tabla2.F11" office:value-type="string">
            <text:p text:style-name="P9"><text:span text:style-name="T9">2EE</text:span><text:span text:style-name="T10">(16</text:span></text:p>
          </table:table-cell>
        </table:table-row>
        <table:table-row>
          <table:table-cell table:style-name="Tabla2.A2" office:value-type="string">
            <text:p text:style-name="P10">341<text:span text:style-name="T10">(8</text:span></text:p>
          </table:table-cell>
          <table:table-cell table:style-name="Tabla2.B12" office:value-type="string">
            <text:p text:style-name="P10">11100001<text:span text:style-name="T10">(2</text:span></text:p>
          </table:table-cell>
          <table:table-cell table:style-name="Tabla2.C12" office:value-type="string">
            <text:p text:style-name="P10"/>
          </table:table-cell>
          <table:table-cell table:style-name="Tabla2.D12" office:value-type="string">
            <text:p text:style-name="P10">1110</text:p>
          </table:table-cell>
          <table:table-cell table:style-name="Tabla2.E12" office:value-type="string">
            <text:p text:style-name="P10">0001</text:p>
          </table:table-cell>
          <table:table-cell table:style-name="Tabla2.F12" office:value-type="string">
            <text:p text:style-name="P10"><text:span text:style-name="T9">E1</text:span><text:span text:style-name="T10">(1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21:22:43.888489021</meta:creation-date>
    <dc:date>2022-10-23T21:58:32.821436849</dc:date>
    <meta:editing-duration>PT4M58S</meta:editing-duration>
    <meta:editing-cycles>1</meta:editing-cycles>
    <meta:document-statistic meta:table-count="2" meta:image-count="0" meta:object-count="0" meta:page-count="1" meta:paragraph-count="106" meta:word-count="120" meta:character-count="568" meta:non-whitespace-character-count="551"/>
    <meta:generator>LibreOffice/7.4.1.2$Linux_X86_64 LibreOffice_project/40$Build-2</meta:generator>
  </office:meta>
</office:document-meta>
</file>